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paragraph-properties fo:text-align="justify" style:justify-single-word="false" fo:padding="0cm" fo:border="none" style:shadow="none" style:join-border="false"/>
    </style:style>
    <style:style style:name="P15" style:family="paragraph" style:parent-style-name="Text_20_body">
      <style:paragraph-properties fo:text-align="justify" style:justify-single-word="false" fo:padding="0cm" fo:border="none" style:shadow="none" style:join-border="false"/>
      <style:text-properties fo:background-color="#ffff00"/>
    </style:style>
    <style:style style:name="P16" style:family="paragraph" style:parent-style-name="Text_20_body">
      <style:paragraph-properties fo:text-align="center" style:justify-single-word="false" fo:padding="0cm" fo:border="none" style:shadow="none" style:join-border="false"/>
    </style:style>
    <style:style style:name="P17"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8"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fo:padding="0cm" fo:border="none" style:shadow="none" style:join-border="false"/>
      <style:text-properties fo:color="#0000ff"/>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1"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32" style:family="paragraph" style:parent-style-name="Text_20_body">
      <style:paragraph-properties fo:text-align="justify" style:justify-single-word="false" fo:padding="0cm" fo:border="none" style:shadow="none" style:join-border="false"/>
      <style:text-properties fo:background-color="#00ccff"/>
    </style:style>
    <style:style style:name="P33"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35" style:family="paragraph" style:parent-style-name="Text_20_body">
      <style:paragraph-properties fo:text-align="justify" style:justify-single-word="false" style:border-line-width-bottom="0.012cm 0.012cm 0.012cm" fo:padding="0.074cm" fo:border-left="none" fo:border-right="none" fo:border-top="none" fo:border-bottom="0.036cm double #000000" style:shadow="none" style:join-border="false"/>
      <style:text-properties fo:background-color="transparent"/>
    </style:style>
    <style:style style:name="P3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9" style:family="paragraph" style:parent-style-name="Heading_20_2">
      <style:paragraph-properties fo:text-align="center" style:justify-single-word="false"/>
    </style:style>
    <style:style style:name="P40" style:family="paragraph" style:parent-style-name="Heading_20_2">
      <style:paragraph-properties fo:text-align="center" style:justify-single-word="false"/>
      <style:text-properties fo:language="ru" fo:country="RU"/>
    </style:style>
    <style:style style:name="P41" style:family="paragraph" style:parent-style-name="Heading_20_1">
      <style:paragraph-properties fo:text-align="center" style:justify-single-word="false"/>
    </style:style>
    <style:style style:name="P42"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43"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T1" style:family="text">
      <style:text-properties fo:background-color="transparent"/>
    </style:style>
    <style:style style:name="T2" style:family="text">
      <style:text-properties fo:background-color="transparent" loext:char-shading-value="0"/>
    </style:style>
    <style:style style:name="T3" style:family="text">
      <style:text-properties fo:font-style="normal" style:font-style-asian="normal" style:font-style-complex="normal"/>
    </style:style>
    <style:style style:name="T4" style:family="text">
      <style:text-properties fo:font-style="normal" fo:background-color="transparent" style:font-style-asian="normal" style:font-style-complex="normal" loext:char-shading-value="0"/>
    </style:style>
    <style:style style:name="T5" style:family="text">
      <style:text-properties fo:background-color="#ffff00"/>
    </style:style>
    <style:style style:name="T6" style:family="text">
      <style:text-properties fo:background-color="#ffff00" loext:char-shading-value="0"/>
    </style:style>
    <style:style style:name="T7" style:family="text">
      <style:text-properties style:use-window-font-color="true" fo:background-color="transparent" loext:char-shading-value="0"/>
    </style:style>
    <style:style style:name="T8" style:family="text">
      <style:text-properties style:use-window-font-color="true" fo:language="ru" fo:country="RU"/>
    </style:style>
    <style:style style:name="T9" style:family="text">
      <style:text-properties style:use-window-font-color="true" fo:language="ru" fo:country="RU" fo:font-style="normal" fo:font-weight="normal" style:font-style-asian="normal" style:font-weight-asian="normal" style:font-style-complex="normal" style:font-weight-complex="normal"/>
    </style:style>
    <style:style style:name="T10" style:family="text">
      <style:text-properties style:use-window-font-color="true" fo:language="ru" fo:country="RU" fo:font-weight="normal" style:font-weight-asian="normal" style:font-weight-complex="normal"/>
    </style:style>
    <style:style style:name="T11" style:family="text">
      <style:text-properties style:use-window-font-color="true" fo:language="ru" fo:country="RU" fo:font-weight="normal" fo:background-color="#ffff00" style:font-weight-asian="normal" style:font-weight-complex="normal" loext:char-shading-value="0"/>
    </style:style>
    <style:style style:name="T12" style:family="text">
      <style:text-properties style:use-window-font-color="true" fo:language="uk" fo:country="UA"/>
    </style:style>
    <style:style style:name="T13" style:family="text">
      <style:text-properties style:use-window-font-color="true" fo:language="uk" fo:country="UA" fo:font-weight="normal" style:font-weight-asian="normal" style:font-weight-complex="normal"/>
    </style:style>
    <style:style style:name="T14" style:family="text">
      <style:text-properties style:use-window-font-color="true" fo:background-color="#ffff00" loext:char-shading-value="0"/>
    </style:style>
    <style:style style:name="T15" style:family="text">
      <style:text-properties style:use-window-font-color="true" fo:background-color="#ff00cc" loext:char-shading-value="0"/>
    </style:style>
    <style:style style:name="T16" style:family="text">
      <style:text-properties fo:font-weight="bold" style:font-weight-asian="bold" style:font-weight-complex="bold"/>
    </style:style>
    <style:style style:name="T17" style:family="text">
      <style:text-properties fo:background-color="#ffffff" loext:char-shading-value="0"/>
    </style:style>
    <style:style style:name="T18" style:family="text">
      <style:text-properties fo:language="ru" fo:country="RU"/>
    </style:style>
    <style:style style:name="T19" style:family="text">
      <style:text-properties fo:language="ru" fo:country="RU" fo:background-color="#ffff00"/>
    </style:style>
    <style:style style:name="T20" style:family="text">
      <style:text-properties style:text-line-through-style="solid"/>
    </style:style>
    <style:style style:name="T21"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h text:style-name="P39" text:outline-level="2">1</text:h>
      <text:p text:style-name="P22">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text:soft-page-break/>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16"/>
      <text:p text:style-name="P16">~~~</text:p>
      <text:p text:style-name="P14"><text:a xlink:type="simple" xlink:href="https://www.youtube.com/watch?v=rvk5D1iI2LA" text:style-name="Internet_20_link" text:visited-style-name="Visited_20_Internet_20_Link">https://www.youtube.com/watch?v=rvk5D1iI2LA</text:a></text:p>
      <text:h text:style-name="P42" text:outline-level="1">Mark Knopfler - Marbletown - Córdoba 2010 </text:h>
      <text:p text:style-name="P14"/>
      <text:p text:style-name="P14">Джет нетерпеливо толкает меня копытом в плечо. &lt;<text:span text:style-name="T6">Её полное имя – Рэйнбоу Джет</text:span>&gt;</text:p>
      <text:p text:style-name="P14">- Хум, вставай! Хум! Пора собираться! Хум… Хуман!!!</text:p>
      <text:p text:style-name="P14">Последний толчок был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lt;<text:span text:style-name="T6">одеяло?</text:span>&gt;</text:p>
      <text:p text:style-name="P14">- Они приближаются! Я слышала их горн<text:span text:style-name="T2">!</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 Да вставай же!</text:p>
      <text:p text:style-name="P14"><text:soft-page-break/>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6">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2">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6">на рассвете и возвращается до полдня,</text:span> строго по расписанию. И если затаиться в <text:span text:style-name="T6">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15">Нет, Агамемнон – ерунда. За нами. Гонятся. Чёртовы. Чокнутые. Пони.</text:p>
      <text:p text:style-name="P15"/>
      <text:p text:style-name="P1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5"/>
      <text:p text:style-name="P15">Ну вот кто заставил тебя улыбаться Дейдре, Хуман? Ведь всё так неплохо шло…</text:p>
      <text:p text:style-name="P14"/>
      <text:p text:style-name="P16">***</text:p>
      <text:p text:style-name="P14">...</text:p>
      <text:p text:style-name="P14">- Привет, красавчики! &lt;<text:span text:style-name="T6">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6">Развернуть характер Лейлы Блум</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до меня дошло,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6">Шляпа с яблоком</text:span>&gt; - Не пытайтесь уйти, красавчики. Мы ведь можем и рассердиться. А когда мы сердимся, мы <text:span text:style-name="T2">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6">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 Хорош жеребёнок - ягодицы, что у ломовика! - она задумалась. - Так. Летуна – на кухню. А этого… красавчика – к Дейдре.</text:p>
      <text:p text:style-name="P14"/>
      <text:p text:style-name="P16">…</text:p>
      <text:p text:style-name="P16"/>
      <text:p text:style-name="P14"><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6">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4"/>
      <text:p text:style-name="P14">Я аж передёрнул плечами. <text:span text:style-name="T6">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6">У меня есть подруга из единорогов, только ты не говори никому, это тайна!</text:span> Хотя, может, ты умеешь магичить, Хум?</text:p>
      <text:p text:style-name="P14"/>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text:soft-page-break/>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4"/>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text:soft-page-break/>Вместе с храпом изо рта самой великой пиратки вылетело три розовых пузыря. Поняха явно перебрала с алкоголем.</text:p>
      <text:p text:style-name="P14"/>
      <text:p text:style-name="P16">…</text:p>
      <text:p text:style-name="P16"/>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2">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6">Тут что, докторов нет? Неужели нельзя было нормально сделать</text:span>? - я указал на покалеченное крыло, примотанное к телу рваной тряпкой.</text:p>
      <text:p text:style-name="P1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text:soft-page-break/></text:p>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
      <text:p text:style-name="P14">- Хум<text:span text:style-name="T9">, подвинься!</text:span></text:p>
      <text:p text:style-name="P25">Пегаска оттеснила меня крупом и повернулась к двери задом.</text:p>
      <text:p text:style-name="P14"/>
      <text:p text:style-name="P33">БАБАХ!!!</text:p>
      <text:p text:style-name="P33"/>
      <text:p text:style-name="P33">Я ошалело смотрел на дверь, вылетевшую вместе с косяком во двор.</text:p>
      <text:p text:style-name="P33"/>
      <text:p text:style-name="P33"><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3">- Ага. - ухмыльнулась Джет. - Я — крутая! По заднему джебу мне нет равных на нашем облаке и двух соседних!</text:p>
      <text:p text:style-name="P33">- То же мне — крутая! - донеслось откуда-то снизу. - Да я смогла бы выбить эту дверь лбом! Она всё равно кое-как сляпана из обломков скамеек!</text:p>
      <text:p text:style-name="P33"/>
      <text:p text:style-name="P34">Мои ноги обнимала Дейдра, улыбаясь мне хищной улыбкой.</text:p>
      <text:p text:style-name="P34"/>
      <text:p text:style-name="P34">- И, кстати, чтобы открыть её, достаточно было просто отодвинуть засов.</text:p>
      <text:p text:style-name="P34"/>
      <text:p text:style-name="P34">В забеге на первенство тупости ты уверенно догоняешь пегаску, Хуман!</text:p>
      <text:p text:style-name="P34">Я криво улыбнулся Дейдре.</text:p>
      <text:p text:style-name="P34"/>
      <text:p text:style-name="P3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4"/>
      <text:p text:style-name="P34">Я сразу понял, что улыбаться Дейдре было плохой идеей. Поняха состроила щенячьи глаза и усилила и без того стальную хватку вокруг моих ног.</text:p>
      <text:p text:style-name="P34"/>
      <text:p text:style-name="P34">- Не бросай меня, Хум! Мне тут так скууучнооо!</text:p>
      <text:p text:style-name="P34"/>
      <text:p text:style-name="P34">Губы её задрожжали, как будто она собралась зареветь.</text:p>
      <text:p text:style-name="P3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4"/>
      <text:p text:style-name="P3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34"/>
      <text:p text:style-name="P34">- Ммммфффф! - отвечала ей Джет.</text:p>
      <text:p text:style-name="P34"/>
      <text:p text:style-name="P34">Диалог прервался взвизгом и плеском воды. Наконец-то я почувствовал свои ноги свободными!</text:p>
      <text:p text:style-name="P34"/>
      <text:p text:style-name="P16"><text:soft-page-break/>***</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39"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4"><text:span text:style-name="T6">Анон вносится в зал с двумя аликорнами и занимает своё место по левую сторону от Селестии. </text:span><text:span text:style-name="T6">Селестия и Луна сидят с непроницаемым видом. Анон закрывает дырку на штанах и тоже принимает непроницаемый вид.</text:span></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6">И хотя </text:span><text:span text:style-name="T6">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6">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39"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5"/>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8">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ачку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пол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4">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6">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lt;<text:span text:style-name="T6">Статуэтка Селестии</text:span>&gt;</text:p>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8">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1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9">неделю</text:span><text:span text:style-name="T18">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1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text:soft-page-break/>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23"/>
      <text:p text:style-name="P23">Мы оборачиваемся на голос. В свете первых лучей солнца на нас смотрит зебра.</text:p>
      <text:p text:style-name="P23"/>
      <text:h text:style-name="P39"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9"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расширяться. Мы присоединили к территории автостоянку и засадили её соснами. Уже достраивают расширенную ограду. <text:span text:style-name="T18">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7">Облако в виде смешной крылатой лошадки приближалось по небосводу к серым корпусам больницы</text:span>.</text:p>
      <text:p text:style-name="P23"/>
      <text:p text:style-name="P23"><text:soft-page-break/>Наконец Алекс пожал плечами и <text:span text:style-name="T17">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руководитель проекта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text:soft-page-break/></text:p>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удет и забор, и вооружённая охрана. Даже не мысли о побеге.</text:p>
      <text:p text:style-name="P23">- Понятно.</text:p>
      <text:p text:style-name="P23"/>
      <text:p text:style-name="P15">Я решил схитрить. Просто из интереса. Кроме него, больше ловить тут было нечего.</text:p>
      <text:p text:style-name="P15"/>
      <text:p text:style-name="P1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5"/>
      <text:p text:style-name="P1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5"/>
      <text:p text:style-name="P1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Дайсон&gt;, и мы снова будем собираться за <text:soft-page-break/>чашечкой кофе на крыше Оникс-тауэр. Блин, нашим тебя ТАК не хватает! Особенно Стелле. Ты для нас по-прежнему Дедлайн - душа проекта!</text:p>
      <text:p text:style-name="P1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5">- Дед, - мягко остановил меня Алекс. - не надо. Не даешь мне помечтать, жестокий человек…</text:p>
      <text:p text:style-name="P15"/>
      <text:p text:style-name="P15">Выплюнув жвачку в салфетку и аккуратно препроводив бумажный шарик в ведро, Алекс печально развёл руками.</text:p>
      <text:p text:style-name="P15">- Меня не уведомляют о высших целях “Дайсон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И потому познания Хэвэн в экономике бесценны – экономический аспект войны сейчас в сотни, в тысячи раз более важен, чем все остальные, вместе взяты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text:soft-page-break/></text:p>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8">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
      <text:p text:style-name="P23"><text:span text:style-name="T18">Алекс</text:span> пошёл к выходу. У двери он замялся и вдруг обернулся.</text:p>
      <text:p text:style-name="P23">- <text:span text:style-name="T18">И, знаешь, с</text:span>амое страшное? <text:span text:style-name="T18">Э</text:span>то то, что ты до сих пор считаешь себя нормальным, - грустно улыбнулся <text:span text:style-name="T18">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восьми кубиков по картинке за пару секунд. При этом ещё успеваешь инвертировать цвета.</text:p>
      <text:p text:style-name="P23"/>
      <text:p text:style-name="P23">Алекс вышел.</text:p>
      <text:p text:style-name="P24"><text:soft-page-break/><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6">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soft-page-break/>.</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33">Я открываю глаза и вижу фигуру в голубом.</text:p>
      <text:p text:style-name="P17"/>
      <text:p text:style-name="P17">- Быстро! За мной! - торопливо шепчет мне она.</text:p>
      <text:p text:style-name="P17">Я послушно ползу среди костей и раздавленных черепов за голубой пони… Пони? Какой ещё, к дьяволу, пони?</text:p>
      <text:p text:style-name="P17">- Пегаской! - шипит, оборачиваясь, она.</text:p>
      <text:p text:style-name="P18"/>
      <text:p text:style-name="P17">Видно, последние слова я произнёс вслух. И, да, теперь я замечаю у поняхи два аккуратно сложенных на спине крыла, <text:span text:style-name="T18">одно из них, правда, нарушенной формы</text:span>. Лёгкие пластинчатые доспехи плотно облегают её грудь и бока.</text:p>
      <text:p text:style-name="P17">Черепа… Кости… Пегаска в броне… Чушь какая-то!</text:p>
      <text:p text:style-name="P17"/>
      <text:p text:style-name="P17">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7"/>
      <text:p text:style-name="P17">- Какого чё…?!!</text:p>
      <text:p text:style-name="P17">-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7">- Появится кто? - спросил я, потирая ушибленную о каменный свод макушку.</text:p>
      <text:p text:style-name="P17"/>
      <text:p text:style-name="P17">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7"/>
      <text:p text:style-name="P17">Я пригнулся к уху поньки и еле слышно прошептал:</text:p>
      <text:p text:style-name="P17">- Кто это?</text:p>
      <text:p text:style-name="P17"><text:soft-page-break/>- Агамемнон, - так же, едва шевеля губами, прошептала поняха. - Он сегодня голодный - остался без обеда. И у него хороший слух.</text:p>
      <text:p text:style-name="P17"/>
      <text:p text:style-name="P17">Я снова почесал ушибленный лоб.</text:p>
      <text:p text:style-name="P17">- Мне это имя вообще ничего не говорит.</text:p>
      <text:p text:style-name="P17"/>
      <text:p text:style-name="P17">Пегаска критически осмотрела меня.</text:p>
      <text:p text:style-name="P17">-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7"/>
      <text:p text:style-name="P19">Пегаска попробовала было потрогать меня в паху, но я с возмущением отбросил её копыто.</text:p>
      <text:p text:style-name="P19"/>
      <text:p text:style-name="P17">-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7"/>
      <text:p text:style-name="P17">От беспокойной возни снаружи скала задрожала. Кто-то шумно зевнул и с металлическим скрежетом почесался.</text:p>
      <text:p text:style-name="P17"/>
      <text:p text:style-name="P17">- Так откуда ты? - пытливо спросила поняха.</text:p>
      <text:p text:style-name="P17">-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7">Я закрыл глаза и сосредоточился…</text:p>
      <text:p text:style-name="P25">…</text:p>
      <text:p text:style-name="P25">-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7"><text:span text:style-name="T10">- Ну и ну. Ни в жизнь ещё таких чудаков не встречала. - покачала головой пегаска. - Ты не обижайся, но ты <text:s/>мозгами напоминаешь мне </text:span><text:span text:style-name="T11">полугодовалого жеребёнка</text:span><text:span text:style-name="T10">. То есть, вообще не </text:span><text:span text:style-name="T11">паришь</text:span><text:span text:style-name="T10"> по жизни. Хотя, на вид, взрослый. Как ты, вообще, дожил до своих лет, если не помнишь ничего?</text:span></text:p>
      <text:p text:style-name="P25"><text:soft-page-break/>-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7">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7"/>
      <text:p text:style-name="P17">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7"/>
      <text:p text:style-name="P17">…</text:p>
      <text:p text:style-name="P17">СИЯНИЕ</text:p>
      <text:p text:style-name="P25">…</text:p>
      <text:p text:style-name="P17"><text:span text:style-name="T13">Оно п</text:span><text:span text:style-name="T10">овсюду. </text:span><text:span text:style-name="T13">Нет верха и низа, нет направлений и расстояний. Нет м</text:span><text:span text:style-name="T10">ыслей. Нет чувств. Нет времени. Есть только бесконечное сияние…</text:span></text:p>
      <text:p text:style-name="P25">.</text:p>
      <text:p text:style-name="P25">Кто я?</text:p>
      <text:p text:style-name="P25">.</text:p>
      <text:p text:style-name="P25">Где я?</text:p>
      <text:p text:style-name="P25">.</text:p>
      <text:p text:style-name="P1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7">Внезапно фигура как будто наклоняется ко мне и почти выкрикивает фразу. Видение рушится, но фраза впечатывается в память:</text:p>
      <text:p text:style-name="P17">- ИДИ В ДРОГОНШТЕРН!</text:p>
      <text:p text:style-name="P17"><text:soft-page-break/></text:p>
      <text:p text:style-name="P17">…</text:p>
      <text:p text:style-name="P17"/>
      <text:p text:style-name="P17">- Я ВСПОМНИЛ! ВСПОМНИЛ! ДРОГОНШТЕРН!!! - я хлопнул себя по лбу. - Мне нужно попасть в Дрогонштерн!</text:p>
      <text:p text:style-name="P17"/>
      <text:p text:style-name="P17">Поняха закатила глаза и стукнулась лбом о камень.</text:p>
      <text:p text:style-name="P17">- <text:span text:style-name="T16">Я ЖЕ ПРЕДУПРЕЖДАЛА, ПОТИШЕ!!!</text:span> - заорала понька. - Что за тупой <text:span text:style-name="T6">индивид</text:span> попался!</text:p>
      <text:p text:style-name="P17"/>
      <text:p text:style-name="P17">Снаружи беспокойно завозились, что-то неразборчиво запыхтели и внезапно валун, под которым мы прятались, вознёсся над нашими головами.</text:p>
      <text:p text:style-name="P17">Поняха бросилась на меня, сбив с ног и закрыв телом и крыльями.</text:p>
      <text:p text:style-name="P17"/>
      <text:p text:style-name="P1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7">- А как же ты? Он же съест тебя?</text:p>
      <text:p text:style-name="P17">- Не беспокойся, я в последний момент извернусь и улечу. Действуй!</text:p>
      <text:p text:style-name="P17"/>
      <text:p text:style-name="P17">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7"/>
      <text:p text:style-name="P17">- <text:span text:style-name="T16">ВИЖУ СБЕЖАВШИЙ ВЧЕРАШНИЙ ОБЕД. ЕЩЁ НЕ ПРОТУХ. ХОРОШО.</text:span></text:p>
      <text:p text:style-name="P20"/>
      <text:p text:style-name="P21">- Ну так и жри, пока не скисло! - заорала поняха, повернув к нему голову.</text:p>
      <text:p text:style-name="P21"/>
      <text:p text:style-name="P21">- <text:span text:style-name="T16">ОН ЕЩЁ И РУГАЕТСЯ,</text:span> - недовольно заметил дракон. - <text:span text:style-name="T16">СЛИШКОМ СЫРОЙ</text:span>. <text:span text:style-name="T16">НАДО ПРОЖАРИТЬ.</text:span></text:p>
      <text:p text:style-name="P21">Внезапно он открыл пасть и к нам устремился поток зелёного пламени.</text:p>
      <text:p text:style-name="P21">Пегаска пискнула и прижалась ко мне покрепче. Я завороженно смотрел навстречу гибели…</text:p>
      <text:p text:style-name="P21"/>
      <text:p text:style-name="P2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1"/>
      <text:p text:style-name="P21"><text:soft-page-break/>- Бежим! - пегаска вскочила и указала направление. Я припустил со всех ног. Безумие последнего часа выбило из меня способность мыслить.</text:p>
      <text:p text:style-name="P21"/>
      <text:p text:style-name="P21">… И потому я остановился у края пропасти, руководствуясь исключительно рефлексами.</text:p>
      <text:p text:style-name="P21">Пару камешек сорвалось у меня из-под ноги и скрылось в голубоватой дымке. Я перевёл дух.</text:p>
      <text:p text:style-name="P21"/>
      <text:p text:style-name="P21">- Почему остановился?!! Прыгай! - пегаска остановилась рядом и указала копытом прямо вниз. - Прыгай, если хочешь жить!</text:p>
      <text:p text:style-name="P21"><text:s/></text:p>
      <text:p text:style-name="P21"><text:span text:style-name="T16">- НЕНАВИЖУ ПОНЯЧЬЮ МАГИЮ! НЕ ВЫНОШУ ПОНИ!!! ВИДЕТЬ ИХ БОЛЬШЕ НЕ ХОЧУ В СВОЁМ ГНЕЗДЕ!</text:span> - орал Агамемнон, протирая глаза.</text:p>
      <text:p text:style-name="P21"/>
      <text:p text:style-name="P21">Я молча стоял и смотрел вниз, хлопая глазами. </text:p>
      <text:p text:style-name="P21">Пегаска всё поняла. Она присела, как будто готовясь к прыжку. Я сделал маленький шажок назад, не желая прыгать.</text:p>
      <text:p text:style-name="P2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1"/>
      <text:p text:style-name="P2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1">Довольно скоро я оказался в захвате передних ноги пегаски и к моим воплям присоединился её протяжный визг.</text:p>
      <text:p text:style-name="P21">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9">…</text:p>
      <text:p text:style-name="P18"/>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 Не могла…</text:p>
      <text:p text:style-name="P14">Она молча, не попытавшись смахнуть воду, отвернулась и развернула <text:span text:style-name="T18">правое </text:span>крыло. Где-то на половине длины второго сустава оно безжизненно свисало под неестественным углом.</text:p>
      <text:p text:style-name="P14"><text:soft-page-break/>-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3">- А как же..? Ох… - я хотел было спросить, </text:span><text:span text:style-name="T4">как она планировала уходить от Агамемнона</text:span><text:span text:style-name="T3">, но запнулся.</text:span></text:p>
      <text:p text:style-name="P17"/>
      <text:p text:style-name="P17">Иногда ты довольно туго соображаешь, чувак! Жертвенность этой пони заслуживает большей награды, чем ты можешь дать сейчас.</text:p>
      <text:p text:style-name="P17"/>
      <text:p text:style-name="P17">Я примирительно потрепал пегаску по голубой гриве и неумело погладил по крупу, стряхивая воду.</text:p>
      <text:p text:style-name="P17">- Извини, подруга. Я ступил.</text:p>
      <text:p text:style-name="P17"/>
      <text:p text:style-name="P14">Та немедленно повернулась 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text:soft-page-break/>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text:soft-page-break/>-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Я вздохнул и спрятал кулон обратно под рубаху.</text:p>
      <text:p text:style-name="P14"/>
      <text:p text:style-name="P14">- В общем, попытка номер два.</text:p>
      <text:p text:style-name="P14">- Ась? - недоумённо спросила пегаска.</text:p>
      <text:p text:style-name="P14"/>
      <text:p text:style-name="P14">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15"/>
      <text:p text:style-name="P23">Мы обернулись на голос и узрели с полдюжины копий, чуть ли не уткнувшихся нам в носы…</text:p>
      <text:p text:style-name="P23"/>
      <text:p text:style-name="P24">***</text:p>
      <text:p text:style-name="P15"/>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39" text:outline-level="2"><text:soft-page-break/>3.5</text:h>
      <text:p text:style-name="P1"/>
      <text:p text:style-name="P2">(обмен)</text:p>
      <text:p text:style-name="P5">День третий - Выборы в сенат (и победа партии стороннков плоской Эквестрии)</text:p>
      <text:p text:style-name="P5"/>
      <text:h text:style-name="P39" text:outline-level="2">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19">Близилось время обеда. Я пожал плечами и побрёл в столовку.</text:p>
      <text:p text:style-name="P19"/>
      <text:p text:style-name="P19">…</text:p>
      <text:p text:style-name="P19"/>
      <text:p text:style-name="P19">-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text:soft-page-break/>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23"/>
      <text:p text:style-name="P23">Диоген прервался, запив булку компотом. Вытерев рот рукавом и высморкавшись в салфетку, он продолжил.</text:p>
      <text:p text:style-name="P23"/>
      <text:p text:style-name="P23">-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3"/>
      <text:p text:style-name="P2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3"/>
      <text:p text:style-name="P2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3"/>
      <text:p text:style-name="P2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3"/>
      <text:p text:style-name="P23"><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3"/>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Я вытер брызги слюны Диогена со лба.</text:p>
      <text:p text:style-name="P23"/>
      <text:p text:style-name="P23">- А война? - я отчаянно искал повод свалить в палату. Мне хотелось спать.</text:p>
      <text:p text:style-name="P23"><text:soft-page-break/>- Что – война?</text:p>
      <text:p text:style-name="P23">- Если у нас произойдёт война – случится ли война в отражении? Скажем, вот в том, далёком – через десять волн?</text:p>
      <text:p text:style-name="P23">-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text:soft-page-break/>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text:soft-page-break/>-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6">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18">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18">такой</text:span>, чёрт меня подери <text:span text:style-name="T18">на мальтийский крест</text:span>?</text:p>
      <text:p text:style-name="P23"/>
      <text:p text:style-name="P23">Сенбе поднимает копыто, останавливая поток сознания.</text:p>
      <text:p text:style-name="P23"/>
      <text:p text:style-name="P23">- Слишком много вопросов для старого <text:span text:style-name="T18">шамана</text:span>. Большой М’боно слишком молод и зол. Совсем как Сенбе, когда он сам был молод, - с<text:span text:style-name="T18">тарейшина </text:span>усмехнулся. <text:span text:style-name="T18">- Сенбе прочитает тебе то, что сам узнал полгода назад во сне. Не спрашивай ни о чём сверх того. Сенбе не ответит — сам не знает.</text:span></text:p>
      <text:p text:style-name="P15">&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text:soft-page-break/>&lt;<text:span text:style-name="T6">ывкпвпекываукпеыварпевыаерпкув</text:span>&gt;</text:p>
      <text:p text:style-name="P32"/>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3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6">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5">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39" text:outline-level="2">5</text:h>
      <text:p text:style-name="P23">&lt;глава с фейковым Диалогом с Терминатором должна быть ПОСЛЕ договорённости с Крысом о побеге&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4"><text:span text:style-name="T2">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4">Д</text:span><text:span text:style-name="T14">ва года</text:span><text:span text:style-name="T2"> прошло со времени моего последнего Урока, </text:span><text:span text:style-name="T2">но я отлично помню процедуру приветствия. Опыт не пропьёшь.</text:span></text:p>
      <text:p text:style-name="P23"/>
      <text:p text:style-name="P23"><text:span text:style-name="T17">С каждым последующим Учителем Хэвэн вела себя всё более жестоко. </text:span><text:span text:style-name="T17">Каждого последующего Учителя хватало на всё более короткое время.</text:span><text:span text:style-name="T17"> Я вышел из игры после первого года обучения – </text:span><text:span text:style-name="T17">и я был единственным, кто сделал это по своей воле</text:span><text:span text:style-name="T17">. Потом был тот парень, что </text:span><text:span text:style-name="T17">через полгода</text:span><text:span text:style-name="T17"> начал разговаривать с рыбками. Лежит в соседней палате. Потом был Диоген. Потом – Элвис. </text:span><text:span text:style-name="T17">Последним в нашу палату </text:span><text:span text:style-name="T17">вошёл</text:span><text:span text:style-name="T17"> Терминатор. </text:span><text:span text:style-name="T17">И, если судить по тому безымянному парню, что недавно умер в реанимации, больше новых пациентов не будет. Хэвэн перестала отпускать.</text:span></text:p>
      <text:p text:style-name="P15"/>
      <text:p text:style-name="P2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5">&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5"/>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text:soft-page-break/></text:p>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23">- До какого уровня ты дошёл, прежде чем сгорел?</text:p>
      <text:p text:style-name="P23">- До восьмого.</text:p>
      <text:p text:style-name="P23">- Как уцелеть на шестом уровне?</text:p>
      <text:p text:style-name="P23">- &lt;<text:span text:style-name="T6">sdfg</text:span>&gt;</text:p>
      <text:p text:style-name="P23">- Как ты прошёл седьмой уровень?</text:p>
      <text:p text:style-name="P23">- Пожертвовал &lt;<text:span text:style-name="T6">двадцатью годами воспоминаний</text:span>&gt;</text:p>
      <text:p text:style-name="P23">- Чего опасаться на восьмом?</text:p>
      <text:p text:style-name="P23"/>
      <text:p text:style-name="P2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3"/>
      <text:p text:style-name="P23">- Любви. Опасайся её любви.</text:p>
      <text:p text:style-name="P23"/>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 До свидания, Хэвэн. Диалог закрыт, - с закрытыми глазами пробормотал Терминатор.</text:p>
      <text:p text:style-name="P23"/>
      <text:p text:style-name="P23">…</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text:soft-page-break/>…ccшшш… могут быть спокойны - звено истребителей с самолётом аэроразведки АВАКС патрулируют небо над столицей. <text:span text:style-name="T17">Очередная партия </text:span><text:span text:style-name="T17">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19">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text:soft-page-break/></text:p>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Я пододвигаю крестовину.</text:p>
      <text:p text:style-name="P23"/>
      <text:p text:style-name="P23">- Итак, поехал он за аленьким цветочком.&lt;<text:span text:style-name="T6">шутливая </text:span><text:span text:style-name="T14">история</text:span>&gt;</text:p>
      <text:p text:style-name="P23"/>
      <text:h text:style-name="P39" text:outline-level="2">5.5</text:h>
      <text:p text:style-name="P1"/>
      <text:p text:style-name="P2">(обмен)</text:p>
      <text:p text:style-name="P2">&lt;<text:span text:style-name="T6">Селестия расслабляется, счастливые дни → </text:span><text:span text:style-name="T6">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6">&lt;Сцена с голым Аноном и Луной</text:span>&gt;</text:p>
      <text:p text:style-name="P1"/>
      <text:h text:style-name="P39" text:outline-level="2">6</text:h>
      <text:p text:style-name="P23"/>
      <text:p text:style-name="P23"><text:soft-page-break/>Столовая гудела в обсуждении последней новости снаружи: перехода на продуктовые карточки.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6">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Через десять волн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6">расписать</text:span>&gt;</text:p>
      <text:p text:style-name="P23"><text:soft-page-break/>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text:soft-page-break/>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6">равое</text:span> крыло – пегасье, голубое с перьями, а <text:s/><text:span text:style-name="T6">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18">И никакого подъёма грузов в течении полугода -</text:span> <text:span text:style-name="T1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18">и</text:span>йся солнцем и одуванчиками.</text:p>
      <text:p text:style-name="P23">Я спустился в долину и составил компанию пегаске.</text:p>
      <text:p text:style-name="P23"/>
      <text:h text:style-name="P39" text:outline-level="2"><text:soft-page-break/>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1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1">&lt;</text:span><text:span text:style-name="T19">попсой ТОЙ СТОРОНЫ</text:span><text:span text:style-name="T21">&gt;</text:span><text:span text:style-name="T18">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40"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text:soft-page-break/>-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Хум, там кто-то пялится на нас! Готова спорить на маховое перо!</text:p>
      <text:p text:style-name="P30">- Да брось, Джет, ты уже проверила все окрестности.</text:p>
      <text:p text:style-name="P30"/>
      <text:p text:style-name="P30">Я хлопаю пегаску по крупу, побуждая двигаться дальше. Та вместо этого снова взмывает над деревьями.</text:p>
      <text:p text:style-name="P30"><text:soft-page-break/></text:p>
      <text:p text:style-name="P31">-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1">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0">Дрогонштерн темнеет в лучах заката. </text:p>
      <text:p text:style-name="P30"/>
      <text:h text:style-name="P39" text:outline-level="2">8</text:h>
      <text:p text:style-name="P30"/>
      <text:p text:style-name="P30">Я ожидал в тёмном санузле уже час. Крыс материализовался из мрака словно призрак.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0">Крыс втолкнул меня в каморку, закрыл за собой дверь и защёлкнул задвижку. После чего включил свет.</text:p>
      <text:p text:style-name="P30">Тусклая лампочка осветила фаянсовый стульчак запасного туалета, груду измятых вёдер, веников и швабр.</text:p>
      <text:p text:style-name="P30"/>
      <text:p text:style-name="P30">- Ты сделал куклу? - шёпотом спросил Крыс.</text:p>
      <text:p text:style-name="P30">- Скрутил из полотенец и второй подушки. Под одеялом от меня не отличить.</text:p>
      <text:p text:style-name="P30">- Хорошо.</text:p>
      <text:p text:style-name="P30"/>
      <text:p text:style-name="P30">Крыс подошёл к унитазу, надавил сразу за ним и вытащил приличный кусок стены прямо с кафельной плиткой.</text:p>
      <text:p text:style-name="P30">За проёмом открылся вертикальный лаз. Толстый ствол канализационной трубы и несколько труб потоньше занимали добрую половину пространства.</text:p>
      <text:p text:style-name="P30"/>
      <text:p text:style-name="P30"><text:soft-page-break/>- Запоминай, Дедлайн, - зашептал мне в ухо Крыс. - Спустишься по трубам на второй этаж — ни в коем случае не на первый! Там есть техническая дверца в пдсобку, она открыта.</text:p>
      <text:p text:style-name="P30"/>
      <text:p text:style-name="P30"/>
      <text:p text:style-name="P30"/>
      <text:p text:style-name="P30">Разумеется, Хуман, у тебя нет навыков, чтобы создать работоспособный аппарат, не ухнущий в штопор сразу же после старта. Разумеется, у тебя нет материалов, чтобы создать его.</text:p>
      <text:p text:style-name="P30">К чёрту навыки и материалы! Прямо перед тобой, нарезает круги идеальный дельтаплан, уже отбалансированный и со встроенным автопилотом! Уже однажды проверенный на практике! Единственное, что от тебя требуется — это сделать силовой каркас-поддержку правому крылу, чтобы оно выдержало спуск с обрыва с твоим весом. И на это, как раз, материалы найдутся — тонких прутьев тут можно наломать с избытком.</text:p>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9">Вставки размышлений окаменевшей Сел — как выдержки энциклопедии из Донни Дарко — </text:span><text:span text:style-name="T9">сюжетная линия Обмена — продолжается вплоть до окаменения Сел. </text:span><text:span text:style-name="T9">Эпилог — Анон вырывается из временной петли (ему помогает Дедлайн с Анакорном) — и освобождает Сел</text:span><text:span text:style-name="T9">&gt;</text:span></text:p>
      <text:p text:style-name="P28"/>
      <text:p text:style-name="P1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5"/>
      <text:p text:style-name="P1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5"/>
      <text:p text:style-name="P15">&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35"/>
      <text:p text:style-name="P23">пол’т на єкспериментальном образце первой ступени ракеті (остальніе не сделані)</text:p>
      <text:p text:style-name="P23"/>
      <text:p text:style-name="P23"><text:soft-page-break/>===================================================</text:p>
      <text:p text:style-name="P23">… Вы и есть сопротивление!</text:p>
      <text:p text:style-name="P30">&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6">#$@</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32"><text:span text:style-name="T17">После знакомства с Сел Хуман касае</text:span><text:span text:style-name="T17">т</text:span><text:span text:style-name="T17">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span></text:p>
      <text:p text:style-name="P32">Действие начинается снова с <text:span text:style-name="T2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2"/>
      <text:p text:style-name="P23"/>
      <text:p text:style-name="P25">&lt;<text:span text:style-name="T6">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text:soft-page-break/></text:p>
      <text:p text:style-name="P27"/>
      <text:p text:style-name="P1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5">Шаги Армагеддона;</text:p>
      <text:p text:style-name="P15"/>
      <text:p text:style-name="P15"/>
      <text:p text:style-name="P15">встреча с единорогами</text:p>
      <text:p text:style-name="P1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5">Потом – путешествие на “Хитрожопке”, апгрейд её до дирижабля</text:p>
      <text:p text:style-name="P15"/>
      <text:p text:style-name="P15">=========================================</text:p>
      <text:p text:style-name="P15"/>
      <text:p text:style-name="P1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5"/>
      <text:p text:style-name="P1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5">==========================================</text:p>
      <text:p text:style-name="P13">Анакорн Анону: Что-то мне твоё лицо кажется знакомым. Мы раньше встречались?</text:p>
      <text:p text:style-name="P15">- Каким образом? – усмехнулся Анон.</text:p>
      <text:p text:style-name="P1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
      <text:p text:style-name="P14">- Как мне звать тебя, Учитель? - прозвучала стандартная фраза начала Диалога, - Я желаю взять у… Ооо!..</text:p>
      <text:p text:style-name="P14"><text:soft-page-break/></text:p>
      <text:p text:style-name="P1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
      <text:p text:style-name="P14">Деревья расступились и на поляну вышла Хэвэн.</text:p>
      <text:p text:style-name="P14"/>
      <text:p text:style-name="P14">- Не могу сказать, что это взаимно, Хэв, -<text:span text:style-name="T6">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Хэвэн предлагает Дедлайну присесть на пенёк – тот отказывается (подозревает, что это – кресло).</text:p>
      <text:p text:style-name="P14">===============================================</text:p>
      <text:p text:style-name="P14"/>
      <text:p text:style-name="P14">Рэра чуть шевельнула ухом и немедленно открыла один глаз.</text:p>
      <text:p text:style-name="P14"/>
      <text:p text:style-name="P14">- ПАПА!!! ОН СОГЛАСЕН!!!</text:p>
      <text:p text:style-name="P15"/>
      <text:p text:style-name="P14">&lt;Pornis erectus&gt;</text:p>
      <text:p text:style-name="P14">ТЫ! Я! КРОВАТЬ! БЫСТРО!!! (мамка из табуна Твердолобов)</text:p>
      <text:p text:style-name="P14">.</text:p>
      <text:p text:style-name="P14"><text:soft-page-break/>.</text:p>
      <text:p text:style-name="P14">.</text:p>
      <text:p text:style-name="P14">&lt;Попадает в табун мамок и тёток, но его спасает Дейдра на Хитрожопке&gt;</text:p>
      <text:p text:style-name="P15">&lt;Хум видит молодую Селестию в латах&gt;</text:p>
      <text:p text:style-name="P15"/>
      <text:p text:style-name="P15"/>
      <text:p text:style-name="P1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4">Я закрыл глаза, запрокинул голову и засмеялся. И смеялся до тех пор, пока сияние не выжгло мне глаза.</text:p>
      <text:p text:style-name="P14">.</text:p>
      <text:p text:style-name="P14">.</text:p>
      <text:p text:style-name="P14">.</text:p>
      <text:p text:style-name="P21"><text:span text:style-name="T8">Сияние. </text:span><text:span text:style-name="T12">Оно п</text:span><text:span text:style-name="T8">овсюду. </text:span><text:span text:style-name="T12">Нет верха и низа, нет направлений и расстояний. Нет м</text:span><text:span text:style-name="T8">ыслей. Нет чувств. Нет времени. Есть только бесконечное сияние.</text:span></text:p>
      <text:p text:style-name="P36">В какой-то момент пришло осознание.</text:p>
      <text:p text:style-name="P37"/>
      <text:p text:style-name="P3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1"><text:bookmark-start text:name="__DdeLink__26733_469402664"/>В абсолютном, всепоглощающем сиянии стали проступать очертания.<text:bookmark-end text:name="__DdeLink__26733_469402664"/></text:p>
      <text:p text:style-name="P21"/>
      <text:p text:style-name="P14">Длинный рог… Переливающийся каскад волн <text:span text:style-name="T2">необъятной</text:span><text:span text:style-name="T2">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
      <text:p text:style-name="P14"><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5">- Не знаю. Я не успел понять, - пожал я плечами, - ты слишком рано забрала меня из психушки.</text:p>
      <text:p text:style-name="P14"/>
      <text:p text:style-name="P1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1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5"/>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1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5"/>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15"/>
      <text:p text:style-name="P15"/>
      <text:p text:style-name="P15"><text:soft-page-break/></text:p>
      <text:p text:style-name="P15"/>
      <text:p text:style-name="P15"/>
      <text:h text:style-name="P39" text:outline-level="2">Эпилог</text:h>
      <text:p text:style-name="P1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6">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6">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6">тут через картину с Аноном вваливается сам Анон. </text:span><text:span text:style-name="T6">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6">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6">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6">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5"/>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Alphaville – Forever Young</text:p>
      <text:p text:style-name="P23">The Doors “Light My Fire”</text:p>
      <text:p text:style-name="P23">Pink Floyd “Another Brick In The Wall”</text:p>
      <text:p text:style-name="P23">Dire Straits “Money For No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23:54:35.199640047</meta:creation-date>
    <dc:date>2020-09-09T00:02:36.01</dc:date>
    <meta:editing-duration>P103DT20H9M8S</meta:editing-duration>
    <meta:editing-cycles>1389</meta:editing-cycles>
    <meta:generator>OpenOffice/4.1.1$Win32 OpenOffice.org_project/411m6$Build-9775</meta:generator>
    <dc:creator>макс </dc:creator>
    <meta:document-statistic meta:table-count="0" meta:image-count="0" meta:object-count="0" meta:page-count="72" meta:paragraph-count="1043" meta:word-count="22076" meta:character-count="140334"/>
  </office:meta>
</office:document-meta>
</file>